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3100000026EAF3F89FEE05EA9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95cm" fo:min-width="6.3cm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95cm" fo:min-width="6.1cm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95cm" fo:min-width="6.2cm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75cm" fo:min-width="5.5cm"/>
    </style:style>
    <style:style style:name="gr9" style:family="graphic" style:parent-style-name="objectwithoutfill">
      <style:graphic-properties draw:marker-end="Arrow" draw:marker-end-width="0.3cm" draw:fill="solid" draw:fill-color="#81d41a" draw:textarea-vertical-align="middle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85cm" fo:min-width="5.7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85cm" fo:min-width="5.6cm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85cm" fo:min-width="8.8cm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75cm" fo:min-width="8.2cm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0.75cm" fo:min-width="7.4cm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1.05cm" fo:min-width="6.6cm"/>
    </style:style>
    <style:style style:name="gr16" style:family="graphic" style:parent-style-name="standard">
      <style:graphic-properties draw:fill-color="#ffd428" draw:textarea-horizontal-align="justify" draw:textarea-vertical-align="middle" draw:auto-grow-height="false" fo:min-height="0.55cm" fo:min-width="0.8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0.6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-color="#ffd4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4cm" svg:height="2.1cm" svg:x="2.6cm" svg:y="1.7cm">
          <text:p text:style-name="P1">DemandeControl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cm" svg:height="0.8cm" svg:x="2.2cm" svg:y="4.6cm">
          <text:p text:style-name="P1">sho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cm" svg:y1="2.75cm" svg:x2="2.2cm" svg:y2="5cm" draw:start-shape="id1" draw:end-shape="id2" svg:d="M2600 2750h-901v2250h501" svg:viewBox="0 0 902 2251">
          <text:p/>
        </draw:connector>
        <draw:custom-shape draw:style-name="gr4" draw:text-style-name="P2" xml:id="id3" draw:id="id3" draw:layer="layout" svg:width="4.6cm" svg:height="1.4cm" svg:x="1.8cm" svg:y="6.7cm">
          <text:p text:style-name="P1">sho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cm" svg:y1="5.4cm" svg:x2="4.1cm" svg:y2="6.7cm" draw:start-shape="id2" draw:start-glue-point="2" draw:end-shape="id3" svg:d="M4100 5400v1300" svg:viewBox="0 0 1 1301">
          <text:p/>
        </draw:connector>
        <draw:custom-shape draw:style-name="gr5" draw:text-style-name="P2" xml:id="id4" draw:id="id4" draw:layer="layout" svg:width="6.8cm" svg:height="1.2cm" svg:x="5.5cm" svg:y="9.4cm">
          <text:p text:style-name="P1">eleveurDetail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6.6cm" svg:height="1.2cm" svg:x="5.5cm" svg:y="11.4cm">
          <text:p text:style-name="P1">serieShow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7cm" svg:height="1.2cm" svg:x="1cm" svg:y="13.5cm">
          <text:p text:style-name="P1">demandeSho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cm" svg:y1="8.1cm" svg:x2="8.9cm" svg:y2="9.4cm" draw:start-shape="id3" draw:start-glue-point="2" draw:end-shape="id4" svg:d="M4100 8100v650h4800v650" svg:viewBox="0 0 4801 1301">
          <text:p/>
        </draw:connector>
        <draw:custom-shape draw:style-name="gr8" draw:text-style-name="P2" xml:id="id6" draw:id="id6" draw:layer="layout" svg:width="6cm" svg:height="1cm" svg:x="14cm" svg:y="12.2cm">
          <text:p text:style-name="P1">detailIdentiqu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2.5cm" svg:y1="13.4cm" svg:x2="14cm" svg:y2="12.7cm" draw:start-shape="id5" draw:start-glue-point="1" draw:end-shape="id6" draw:end-glue-point="3" svg:d="M12500 13400c1125 0 375-700 1500-700" svg:viewBox="0 0 1501 701">
          <text:p/>
        </draw:connector>
        <draw:custom-shape draw:style-name="gr10" draw:text-style-name="P2" xml:id="id7" draw:id="id7" draw:layer="layout" svg:width="6.2cm" svg:height="1.1cm" svg:x="13.8cm" svg:y="13.9cm">
          <text:p text:style-name="P1">detailDifferen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3" draw:layer="layout" draw:type="curve" svg:x1="12.5cm" svg:y1="13.4cm" svg:x2="13.8cm" svg:y2="14.45cm" draw:start-shape="id5" draw:start-glue-point="1" draw:end-shape="id7" draw:end-glue-point="3" svg:d="M12500 13400c975 0 325 1050 1300 1050" svg:viewBox="0 0 1301 1051">
          <text:p/>
        </draw:connector>
        <draw:custom-shape draw:style-name="gr11" draw:text-style-name="P2" xml:id="id8" draw:id="id8" draw:layer="layout" svg:width="6.1cm" svg:height="2.1cm" svg:x="13.9cm" svg:y="16.1cm">
          <text:p text:style-name="P1">prelevementResultat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6.9cm" svg:y1="15cm" svg:x2="16.95cm" svg:y2="16.1cm" draw:start-shape="id7" draw:start-glue-point="2" draw:end-shape="id8" draw:end-glue-point="0" svg:d="M16900 15000l50 1100" svg:viewBox="0 0 51 1101">
          <text:p/>
        </draw:connector>
        <draw:custom-shape draw:style-name="gr12" draw:text-style-name="P2" xml:id="id10" draw:id="id10" draw:layer="layout" svg:width="9.3cm" svg:height="1.1cm" svg:x="1.1cm" svg:y="20.5cm">
          <text:p text:style-name="P1">demandeShow.demandeDetail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2.2cm" svg:x1="4.35cm" svg:y1="14.7cm" svg:x2="5.75cm" svg:y2="20.5cm" draw:start-shape="id9" draw:start-glue-point="2" draw:end-shape="id10" draw:end-glue-point="0" svg:d="M4350 14700v5100h1400v700" svg:viewBox="0 0 1401 5801">
          <text:p/>
        </draw:connector>
        <draw:connector draw:style-name="gr9" draw:text-style-name="P3" draw:layer="layout" svg:x1="4cm" svg:y1="10.9cm" svg:x2="8.8cm" svg:y2="11.4cm" draw:start-shape="id11" draw:start-glue-point="1" draw:end-shape="id12" draw:end-glue-point="0" svg:d="M4000 10900h750v-1h4050v501" svg:viewBox="0 0 4801 502">
          <text:p/>
        </draw:connector>
        <draw:custom-shape draw:style-name="gr13" draw:text-style-name="P2" xml:id="id13" draw:id="id13" draw:layer="layout" svg:width="8.7cm" svg:height="1cm" svg:x="1cm" svg:y="15.9cm">
          <text:p text:style-name="P1">demandeShow.titreDemand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4.35cm" svg:y1="14.7cm" svg:x2="5.35cm" svg:y2="15.9cm" draw:start-shape="id9" draw:start-glue-point="2" draw:end-shape="id13" draw:end-glue-point="0" svg:d="M4350 14700v600h1000v600" svg:viewBox="0 0 1001 1201">
          <text:p/>
        </draw:connector>
        <draw:custom-shape draw:style-name="gr14" draw:text-style-name="P2" xml:id="id14" draw:id="id14" draw:layer="layout" svg:width="7.9cm" svg:height="1cm" svg:x="1.1cm" svg:y="18.3cm">
          <text:p text:style-name="P1">fragments.titreCollaps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1.1cm" svg:x1="4.35cm" svg:y1="14.7cm" svg:x2="5.05cm" svg:y2="18.3cm" draw:start-shape="id9" draw:start-glue-point="2" draw:end-shape="id14" draw:end-glue-point="0" svg:d="M4350 14700v2900h700v700" svg:viewBox="0 0 701 3601">
          <text:p/>
        </draw:connector>
        <draw:custom-shape draw:style-name="gr15" draw:text-style-name="P2" xml:id="id15" draw:id="id15" draw:layer="layout" svg:width="7.1cm" svg:height="1.3cm" svg:x="7.7cm" svg:y="22.3cm">
          <text:p text:style-name="P1">labo.resultatsAnalys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-3.4cm" svg:x1="4.35cm" svg:y1="14.7cm" svg:x2="11.25cm" svg:y2="22.3cm" draw:start-shape="id9" draw:start-glue-point="2" draw:end-shape="id15" draw:end-glue-point="0" svg:d="M4350 14700v400h6900v7200" svg:viewBox="0 0 6901 7601">
          <text:p/>
        </draw:connector>
        <draw:connector draw:style-name="gr9" draw:text-style-name="P3" draw:layer="layout" svg:x1="14.8cm" svg:y1="22.95cm" svg:x2="16.95cm" svg:y2="18.2cm" draw:start-shape="id15" draw:start-glue-point="1" draw:end-shape="id8" draw:end-glue-point="2" svg:d="M14800 22950h2150v-4750" svg:viewBox="0 0 2151 4751">
          <text:p/>
        </draw:connector>
        <draw:connector draw:style-name="gr9" draw:text-style-name="P3" draw:layer="layout" svg:x1="3.35cm" svg:y1="11.4cm" svg:x2="4.35cm" svg:y2="13.5cm" draw:start-shape="id11" draw:start-glue-point="2" draw:end-shape="id9" draw:end-glue-point="0" svg:d="M3350 11400v1050h1000v1050" svg:viewBox="0 0 1001 2101">
          <text:p/>
        </draw:connector>
        <draw:custom-shape draw:style-name="gr16" draw:text-style-name="P4" xml:id="id5" draw:id="id5" draw:layer="layout" svg:width="1.3cm" svg:height="0.8cm" svg:x="11.2cm" svg:y="13cm">
          <text:p text:style-name="P1">soi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" xml:id="id11" draw:id="id11" draw:layer="layout" svg:width="1.3cm" svg:height="1cm" svg:x="2.7cm" svg:y="10.4cm">
          <draw:image xlink:href="Pictures/100000000000003100000026EAF3F89FEE05EA95.png" xlink:type="simple" xlink:show="embed" xlink:actuate="onLoad" loext:mime-type="image/png">
            <text:p/>
          </draw:image>
        </draw:frame>
        <draw:custom-shape draw:style-name="gr1" draw:text-style-name="P1" draw:layer="layout" svg:width="6.4cm" svg:height="2.1cm" svg:x="2.6cm" svg:y="1.7cm">
          <text:p text:style-name="P1">Demande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6.4cm" svg:height="2.1cm" svg:x="10cm" svg:y="1.6cm">
          <text:p text:style-name="P1">SerieControl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8cm" svg:height="0.8cm" svg:x="10.1cm" svg:y="4.5cm">
          <text:p text:style-name="P1">show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0cm" svg:y1="2.65cm" svg:x2="10.1cm" svg:y2="4.9cm" draw:start-shape="id16" draw:start-glue-point="3" draw:end-shape="id17" draw:end-glue-point="3" svg:d="M10000 2650h-501v2250h601" svg:viewBox="0 0 602 2251">
          <text:p/>
        </draw:connector>
        <draw:connector draw:style-name="gr9" draw:text-style-name="P3" draw:layer="layout" svg:x1="12cm" svg:y1="5.3cm" svg:x2="6.4cm" svg:y2="7.4cm" draw:start-shape="id17" draw:start-glue-point="2" draw:end-shape="id3" draw:end-glue-point="1" svg:d="M12000 5300v2100h-5600" svg:viewBox="0 0 5601 2101">
          <text:p/>
        </draw:connector>
        <draw:custom-shape draw:style-name="gr18" draw:text-style-name="P2" xml:id="id18" draw:id="id18" draw:layer="layout" svg:width="6cm" svg:height="0.9cm" svg:x="14cm" svg:y="10.6cm">
          <text:p text:style-name="P1">titreSeri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2.1cm" svg:y1="12cm" svg:x2="14cm" svg:y2="11.05cm" draw:start-shape="id12" draw:start-glue-point="1" draw:end-shape="id18" draw:end-glue-point="3" svg:d="M12100 12000c1425 0 475-950 1900-950" svg:viewBox="0 0 1901 951">
          <text:p/>
        </draw:connector>
        <draw:connector draw:style-name="gr9" draw:text-style-name="P3" draw:layer="layout" draw:type="curve" svg:x1="8.8cm" svg:y1="12.6cm" svg:x2="11.2cm" svg:y2="13.4cm" draw:start-shape="id12" draw:start-glue-point="2" draw:end-shape="id5" draw:end-glue-point="3" svg:d="M8800 12600c0 534 800 800 2400 800" svg:viewBox="0 0 2401 801">
          <text:p/>
        </draw:connector>
        <draw:connector draw:style-name="gr9" draw:text-style-name="P3" draw:layer="layout" svg:x1="4.1cm" svg:y1="8.1cm" svg:x2="3.35cm" svg:y2="10.4cm" draw:start-shape="id3" draw:start-glue-point="2" draw:end-shape="id11" draw:end-glue-point="0" svg:d="M4100 8100v1151h-750v1149" svg:viewBox="0 0 751 2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8T17:09:15.707177095</meta:creation-date>
    <dc:date>2019-12-08T17:40:12.153175602</dc:date>
    <meta:editing-duration>PT10M13S</meta:editing-duration>
    <meta:editing-cycles>2</meta:editing-cycles>
    <meta:generator>LibreOffice/6.3.3.2$Linux_X86_64 LibreOffice_project/30$Build-2</meta:generator>
    <meta:document-statistic meta:object-count="37"/>
  </office:meta>
</office:document-meta>
</file>